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8.6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ff0000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transparent"/>
      <style:text-properties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1pt" style:language-asian="en" style:country-asian="US" style:font-style-asian="normal" style:font-weight-asian="normal" style:font-name-complex="Courier New" style:font-size-complex="11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!!!: Check encoding rule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FailureCauseValu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4"/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table:number-columns-repeated="3"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!!!: Include in the unit test LocationNumber, when it is ready</text:p>
          </table:table-cell>
        </table:table-row>
        <table:table-row table:style-name="ro1">
          <table:table-cell table:number-columns-repeated="3"/>
          <table:table-cell office:value-type="string">
            <text:p>LocationNumberMap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 table:number-rows-repeated="6548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CallingPartysCategor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HighLayerCompatibilit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onInformation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 table:number-rows-repeated="65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CalledPartyBusy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NoAnswer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O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Busy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NoAnswer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BearerCap</text:p>
          </table:table-cell>
          <table:table-cell table:number-columns-repeated="6" office:value-type="string">
            <text:p>+</text:p>
          </table:table-cell>
          <table:table-cell office:value-type="string">
            <text:p>!!!: Implement isup.UserServiceInformation and CAP unit tests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ed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ing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useCap</text:p>
          </table:table-cell>
          <table:table-cell table:number-columns-repeated="7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Generic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Location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riginalCalled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ngPartyID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igits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CalledPartyBCDNumber</text:p>
          </table:table-cell>
          <table:table-cell table:number-columns-repeated="6" office:value-type="string">
            <text:p>+</text:p>
          </table:table-cell>
          <table:table-cell office:value-type="string">
            <text:p>!!!: “<text:span text:style-name="T1">Called party BCD number" from 24.008 (Mobile Radio interface)</text:span></text:p>
          </table:table-cell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ExtensionField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PExtensions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5" office:value-type="string">
            <text:p>ScfID</text:p>
          </table:table-cell>
          <table:table-cell table:number-columns-repeated="6" office:value-type="string">
            <text:p>+</text:p>
          </table:table-cell>
          <table:table-cell office:value-type="string">
            <text:p>!!! I do not know how to implement the internal structur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pSpecificCriteria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IPSSPCapabilities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AlertingPatternCa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NAOli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 <text:span text:style-name="T1">implement getting and setting info according to ANSI T1.113-1995</text:span></text:p>
          </table:table-cell>
        </table:table-row>
        <table:table-row table:style-name="ro1">
          <table:table-cell table:number-columns-repeated="3"/>
          <table:table-cell table:style-name="ce5" office:value-type="string">
            <text:p>ServiceInteractionIndicatorsTwo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FCIBCCCAMELsequence1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InformationReques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ActivityTes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ActivityTestResponse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5" office:value-type="string">
            <text:p>AssistRequestInstructions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6" office:value-type="string">
            <text:p>EstablishTemporaryConnectionRequestIndication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7" office:value-type="string">
            <text:p>DisconnectForwardConnectionRequestIndication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6" office:value-type="string">
            <text:p>ConnectToResource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6" office:value-type="string">
            <text:p>ResetTimer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6" office:value-type="string">
            <text:p>FurnishChargingInformationRequestIndication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SendChargingInformationInd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SpecializedResourceReportInd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PlayAnnouncementInd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PromptAndCollectUserInformationIndication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CancelIndication</text:p>
          </table:table-cell>
          <table:table-cell table:number-columns-repeated="7"/>
        </table:table-row>
        <table:table-row table:style-name="ro1" table:number-rows-repeated="65453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.01.2012</text:date>, <text:time>16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20T16:44:59.34</dc:date>
    <meta:editing-duration>PT244H46M24S</meta:editing-duration>
    <meta:editing-cycles>443</meta:editing-cycles>
    <meta:generator>OpenOffice.org/3.0$Win32 OpenOffice.org_project/300m9$Build-9358</meta:generator>
    <meta:document-statistic meta:table-count="3" meta:cell-count="869" meta:object-count="0"/>
    <meta:user-defined meta:name="Поле 1"/>
    <meta:user-defined meta:name="Поле 2"/>
    <meta:user-defined meta:name="Поле 3"/>
    <meta:user-defined meta:name="Поле 4"/>
  </office:meta>
</office:document-meta>
</file>